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  <svg:font-face-uri xlink:href="Fonts/Font_Lohit_Devanagari_1.ttf" xlink:type="simple" loext:font-style="normal" loext:font-weight="bold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1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rsid="003f1ca2" officeooo:paragraph-rsid="003f1ca2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f1ca2" officeooo:paragraph-rsid="003f1ca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line-height="150%" fo:text-align="center" style:justify-single-word="false"/>
      <style:text-properties fo:language="ru" fo:country="RU" officeooo:rsid="006a0c0c" officeooo:paragraph-rsid="006a0c0c"/>
    </style:style>
    <style:style style:name="P7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paragraph-rsid="00160dc7"/>
    </style:style>
    <style:style style:name="P8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rsid="00160dc7" officeooo:paragraph-rsid="00328e42"/>
    </style:style>
    <style:style style:name="P9" style:family="paragraph" style:parent-style-name="Text_20_body">
      <style:paragraph-properties fo:line-height="100%"/>
    </style:style>
    <style:style style:name="P10" style:family="paragraph" style:parent-style-name="Text_20_body">
      <style:paragraph-properties fo:line-height="100%" fo:text-align="center" style:justify-single-word="false"/>
    </style:style>
    <style:style style:name="P11" style:family="paragraph" style:parent-style-name="Text_20_body">
      <style:paragraph-properties fo:line-height="100%" fo:text-align="center" style:justify-single-word="false"/>
      <style:text-properties officeooo:paragraph-rsid="00595699"/>
    </style:style>
    <style:style style:name="P12" style:family="paragraph" style:parent-style-name="Text_20_body">
      <style:paragraph-properties fo:line-height="100%" fo:text-align="center" style:justify-single-word="false"/>
      <style:text-properties officeooo:paragraph-rsid="003f1ca2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officeooo:paragraph-rsid="000ccc5e"/>
    </style:style>
    <style:style style:name="P17" style:family="paragraph" style:parent-style-name="Heading_20_1" style:list-style-name="" style:master-page-name="">
      <style:paragraph-properties fo:margin-left="0cm" fo:margin-right="0cm" fo:text-align="center" style:justify-single-word="false" style:register-true="false" fo:text-indent="0cm" style:auto-text-indent="false" style:page-number="auto" fo:break-before="page" fo:keep-with-next="always"/>
      <style:text-properties style:font-name="PT Astra Serif1" fo:font-size="14pt" fo:font-weight="bold" officeooo:paragraph-rsid="0053f621" style:font-name-asian="Tahoma1" style:font-size-asian="14pt" style:font-weight-asian="bold" style:font-name-complex="Lohit Devanagari1" style:font-size-complex="14pt" style:font-weight-complex="bold"/>
    </style:style>
    <style:style style:name="P18" style:family="paragraph" style:parent-style-name="Text_20_body">
      <style:text-properties fo:font-weight="bold" officeooo:rsid="005646c9" officeooo:paragraph-rsid="00579f9b" style:font-weight-asian="bold" style:font-weight-complex="bold"/>
    </style:style>
    <style:style style:name="P19" style:family="paragraph" style:parent-style-name="Text_20_body">
      <style:text-properties officeooo:rsid="005e438b" officeooo:paragraph-rsid="005e438b"/>
    </style:style>
    <style:style style:name="P20" style:family="paragraph" style:parent-style-name="Text_20_body">
      <style:paragraph-properties fo:text-indent="0cm" style:auto-text-indent="false"/>
      <style:text-properties officeooo:paragraph-rsid="00560755"/>
    </style:style>
    <style:style style:name="P21" style:family="paragraph" style:parent-style-name="Text_20_body">
      <style:text-properties officeooo:paragraph-rsid="00451c94"/>
    </style:style>
    <style:style style:name="P22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officeooo:paragraph-rsid="00451c94"/>
    </style:style>
    <style:style style:name="P23" style:family="paragraph" style:parent-style-name="Text_20_body">
      <style:paragraph-properties fo:text-indent="0cm" style:auto-text-indent="false"/>
      <style:text-properties officeooo:paragraph-rsid="00451c94"/>
    </style:style>
    <style:style style:name="P24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646c9"/>
    </style:style>
    <style:style style:name="P25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79f9b"/>
    </style:style>
    <style:style style:name="P26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b5ee3" officeooo:paragraph-rsid="005b5ee3"/>
    </style:style>
    <style:style style:name="P27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79f9b" officeooo:paragraph-rsid="00579f9b"/>
    </style:style>
    <style:style style:name="P28" style:family="paragraph" style:parent-style-name="Standard">
      <loext:graphic-properties draw:fill="none" draw:fill-color="#ffffff"/>
      <style:paragraph-properties fo:margin-right="0cm" fo:margin-top="0cm" fo:margin-bottom="0cm" style:contextual-spacing="true" fo:line-height="150%" fo:text-align="justify" style:justify-single-word="false" fo:hyphenation-ladder-count="no-limit" fo:hyphenation-keep="auto" loext:hyphenation-keep-type="column" fo:text-indent="1.251cm" style:auto-text-indent="false" fo:background-color="transparent">
        <style:tab-stops>
          <style:tab-stop style:position="1cm"/>
          <style:tab-stop style:position="2.251cm"/>
        </style:tab-stops>
      </style:paragraph-properties>
      <style:text-properties officeooo:paragraph-rsid="00437e0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Heading_20_1">
      <style:paragraph-properties fo:break-before="page"/>
      <style:text-properties officeooo:paragraph-rsid="006120e9"/>
    </style:style>
    <style:style style:name="P30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  <style:text-properties officeooo:paragraph-rsid="005089af"/>
    </style:style>
    <style:style style:name="P31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619a10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61f510"/>
    </style:style>
    <style:style style:name="P33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</style:style>
    <style:style style:name="P34" style:family="paragraph" style:parent-style-name="Text_20_body">
      <style:paragraph-properties fo:text-align="justify" style:justify-single-word="false"/>
      <style:text-properties officeooo:paragraph-rsid="00619a10"/>
    </style:style>
    <style:style style:name="P35" style:family="paragraph" style:parent-style-name="Heading_20_2">
      <style:paragraph-properties fo:margin-left="0cm" fo:margin-right="0cm" fo:margin-top="0cm" fo:margin-bottom="1cm" style:contextual-spacing="true" fo:line-height="100%" fo:text-align="start" style:justify-single-word="false" fo:text-indent="0cm" style:auto-text-indent="false" fo:keep-with-next="always"/>
      <style:text-properties style:font-name="PT Astra Serif1" fo:font-size="14pt" fo:font-weight="bold" officeooo:rsid="00579f9b" style:font-name-asian="Tahoma1" style:font-size-asian="14pt" style:font-weight-asian="bold" style:font-name-complex="Lohit Devanagari1" style:font-size-complex="14pt" style:font-weight-complex="bold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Text_20_body">
      <style:paragraph-properties fo:text-align="justify" style:justify-single-word="false"/>
    </style:style>
    <style:style style:name="P38" style:family="paragraph" style:parent-style-name="Text_20_body">
      <style:paragraph-properties fo:text-align="justify" style:justify-single-word="false"/>
      <style:text-properties officeooo:paragraph-rsid="0068bfa7"/>
    </style:style>
    <style:style style:name="P39" style:family="paragraph" style:parent-style-name="Text_20_body" style:list-style-name="L1">
      <style:paragraph-properties fo:text-align="start" style:justify-single-word="false"/>
      <style:text-properties officeooo:paragraph-rsid="000d7553"/>
    </style:style>
    <style:style style:name="P40" style:family="paragraph" style:parent-style-name="Заголовок_20_1_20_прилож">
      <style:paragraph-properties fo:break-before="page"/>
    </style:style>
    <style:style style:name="P41" style:family="paragraph" style:parent-style-name="Text_20_body">
      <style:text-properties officeooo:paragraph-rsid="000e63e1"/>
    </style:style>
    <style:style style:name="T1" style:family="text">
      <style:text-properties style:language-asian="ja" style:country-asian="JP"/>
    </style:style>
    <style:style style:name="T2" style:family="text">
      <style:text-properties officeooo:rsid="00597635"/>
    </style:style>
    <style:style style:name="T3" style:family="text">
      <style:text-properties officeooo:rsid="0068bfa7"/>
    </style:style>
    <style:style style:name="T4" style:family="text">
      <style:text-properties officeooo:rsid="003f1ca2"/>
    </style:style>
    <style:style style:name="T5" style:family="text">
      <style:text-properties officeooo:rsid="00328e42"/>
    </style:style>
    <style:style style:name="T6" style:family="text">
      <style:text-properties officeooo:rsid="0044d62f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3f1ca2" style:font-style-asian="normal" style:font-style-complex="normal"/>
    </style:style>
    <style:style style:name="T9" style:family="text">
      <style:text-properties fo:font-style="normal" officeooo:rsid="000ccc5e" style:font-style-asian="normal" style:font-style-complex="normal"/>
    </style:style>
    <style:style style:name="T10" style:family="text">
      <style:text-properties officeooo:rsid="005e438b"/>
    </style:style>
    <style:style style:name="T11" style:family="text">
      <style:text-properties officeooo:rsid="006572d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61f510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officeooo:rsid="005646c9" style:font-size-asian="14pt" style:font-size-complex="14pt"/>
    </style:style>
    <style:style style:name="T17" style:family="text">
      <style:text-properties fo:font-size="14pt" officeooo:rsid="005e438b" style:font-size-asian="14pt" style:font-size-complex="14pt"/>
    </style:style>
    <style:style style:name="T18" style:family="text">
      <style:text-properties fo:font-size="14pt" officeooo:rsid="0068bfa7" style:font-size-asian="14pt" style:font-size-complex="14pt"/>
    </style:style>
    <style:style style:name="T19" style:family="text">
      <style:text-properties fo:font-size="14pt" fo:font-weight="bold" officeooo:rsid="005646c9" style:font-size-asian="14pt" style:font-weight-asian="bold" style:font-size-complex="14pt" style:font-weight-complex="bold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font-size="14pt" officeooo:rsid="00579f9b" style:font-size-asian="14pt" style:font-size-complex="14pt"/>
    </style:style>
    <style:style style:name="T22" style:family="text">
      <style:text-properties fo:font-size="14pt" officeooo:rsid="005c6d41" style:font-size-asian="14pt" style:font-size-complex="14pt"/>
    </style:style>
    <style:style style:name="T23" style:family="text">
      <style:text-properties fo:font-size="14pt" officeooo:rsid="005b5884" style:font-size-asian="14pt" style:font-size-complex="14pt"/>
    </style:style>
    <style:style style:name="T24" style:family="text">
      <style:text-properties fo:font-size="14pt" officeooo:rsid="005b5ee3" style:font-size-asian="14pt" style:font-size-complex="14pt"/>
    </style:style>
    <style:style style:name="T25" style:family="text">
      <style:text-properties fo:font-size="14pt" fo:font-style="normal" fo:font-weight="bold" officeooo:rsid="000ccc5e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size="14pt" fo:font-style="normal" officeooo:rsid="000ccc5e" style:font-size-asian="14pt" style:font-style-asian="normal" style:font-size-complex="14pt" style:font-style-complex="normal" style:font-weight-complex="bold"/>
    </style:style>
    <style:style style:name="T27" style:family="text">
      <style:text-properties fo:font-size="14pt" fo:font-style="normal" officeooo:rsid="005e438b" style:font-size-asian="14pt" style:font-style-asian="normal" style:font-size-complex="14pt" style:font-style-complex="normal" style:font-weight-complex="bold"/>
    </style:style>
    <style:style style:name="T28" style:family="text">
      <style:text-properties fo:font-size="14pt" fo:font-style="normal" officeooo:rsid="005f4599" style:font-size-asian="14pt" style:font-style-asian="normal" style:font-size-complex="14pt" style:font-style-complex="normal" style:font-weight-complex="bold"/>
    </style:style>
    <style:style style:name="T29" style:family="text">
      <style:text-properties officeooo:rsid="00595699"/>
    </style:style>
    <style:style style:name="T30" style:family="text">
      <style:text-properties fo:font-size="14pt" fo:font-style="normal" style:font-size-asian="14pt" style:font-style-asian="normal" style:font-size-complex="14pt" style:font-style-complex="normal"/>
    </style:style>
    <style:style style:name="T31" style:family="text">
      <style:text-properties fo:font-size="14pt" fo:font-style="normal" officeooo:rsid="00117c24" style:font-size-asian="14pt" style:font-style-asian="normal" style:font-size-complex="14pt" style:font-style-complex="normal"/>
    </style:style>
    <style:style style:name="T32" style:family="text">
      <style:text-properties fo:font-size="14pt" fo:font-style="normal" officeooo:rsid="0041df98" style:font-size-asian="14pt" style:font-style-asian="normal" style:font-size-complex="14pt" style:font-style-complex="normal"/>
    </style:style>
    <style:style style:name="T33" style:family="text">
      <style:text-properties style:font-name="PT Astra Serif1" fo:font-size="14pt" fo:font-style="normal" fo:font-weight="bold" officeooo:rsid="0041df98" style:font-name-asian="Tahoma1" style:font-size-asian="14pt" style:font-style-asian="normal" style:font-weight-asian="bold" style:font-name-complex="Lohit Devanagari1" style:font-size-complex="14pt" style:font-style-complex="normal" style:font-weight-complex="bold"/>
    </style:style>
    <style:style style:name="T34" style:family="text">
      <style:text-properties fo:font-style="normal" officeooo:rsid="0068bfa7" style:font-size-asian="10.5pt" style:font-style-asian="normal" style:font-style-complex="normal"/>
    </style:style>
    <style:style style:name="T35" style:family="text">
      <style:text-properties fo:font-style="normal" officeooo:rsid="005e438b" style:font-size-asian="10.5pt" style:font-style-asian="normal" style:font-style-complex="normal"/>
    </style:style>
    <style:style style:name="T36" style:family="text">
      <style:text-properties fo:font-style="normal" officeooo:rsid="0068bfa7" style:font-style-asian="normal" style:font-style-complex="normal"/>
    </style:style>
    <style:style style:name="T37" style:family="text">
      <style:text-properties fo:font-style="normal" officeooo:rsid="00117c24" style:font-style-asian="normal" style:font-style-complex="normal"/>
    </style:style>
    <style:style style:name="T38" style:family="text">
      <style:text-properties fo:font-style="normal" officeooo:rsid="001077b6" style:font-style-asian="normal" style:font-style-complex="normal"/>
    </style:style>
    <style:style style:name="T39" style:family="text">
      <style:text-properties fo:font-style="normal" officeooo:rsid="00579f9b" style:font-style-asian="normal" style:font-style-complex="normal"/>
    </style:style>
    <style:style style:name="T40" style:family="text">
      <style:text-properties fo:font-style="normal" officeooo:rsid="0061f510" style:font-style-asian="normal" style:font-style-complex="normal"/>
    </style:style>
    <style:style style:name="T41" style:family="text">
      <style:text-properties fo:language="en" fo:country="US" fo:font-style="normal" officeooo:rsid="0061f510" style:font-style-asian="normal" style:font-style-complex="normal"/>
    </style:style>
    <style:style style:name="T42" style:family="text">
      <style:text-properties fo:language="ru" fo:country="RU" fo:font-style="normal" officeooo:rsid="0061f510" style:font-style-asian="normal" style:font-style-complex="normal"/>
    </style:style>
    <style:style style:name="T43" style:family="text">
      <style:text-properties fo:language="ru" fo:country="RU" fo:font-style="normal" officeooo:rsid="0068bfa7" style:font-style-asian="normal" style:font-style-complex="normal"/>
    </style:style>
    <style:style style:name="T44" style:family="text">
      <style:text-properties fo:font-style="normal" officeooo:rsid="00619a10" style:font-style-asian="normal" style:font-style-complex="normal"/>
    </style:style>
    <style:style style:name="T45" style:family="text">
      <style:text-properties fo:font-style="normal" officeooo:rsid="00649eb5" style:font-style-asian="normal" style:font-style-complex="normal"/>
    </style:style>
    <style:style style:name="T46" style:family="text">
      <style:text-properties style:font-name="PT Astra Serif1" fo:font-size="14pt" fo:font-weight="bold" style:font-name-asian="Tahoma1" style:font-size-asian="14pt" style:font-weight-asian="bold" style:font-name-complex="Lohit Devanagari1" style:font-size-complex="14pt" style:font-weight-complex="bold"/>
    </style:style>
    <style:style style:name="T47" style:family="text">
      <style:text-properties style:font-name="PT Astra Serif1" fo:font-size="14pt" fo:font-weight="bold" officeooo:rsid="00579f9b" style:font-name-asian="Tahoma1" style:font-size-asian="14pt" style:font-weight-asian="bold" style:font-name-complex="Lohit Devanagari1" style:font-size-complex="14pt" style:font-weight-complex="bold"/>
    </style:style>
    <style:style style:name="T48" style:family="text">
      <style:text-properties fo:language="ru" fo:country="RU" fo:font-style="normal" officeooo:rsid="00619a10" style:font-style-asian="normal" style:font-style-complex="normal"/>
    </style:style>
    <style:style style:name="T49" style:family="text">
      <style:text-properties fo:font-style="normal" officeooo:rsid="00630b4a" style:font-style-asian="normal" style:font-style-complex="normal"/>
    </style:style>
    <style:style style:name="T50" style:family="text">
      <style:text-properties officeooo:rsid="005c6d41"/>
    </style:style>
    <style:style style:name="T51" style:family="text">
      <style:text-properties officeooo:rsid="005b5ee3"/>
    </style:style>
    <style:style style:name="T52" style:family="text">
      <style:text-properties fo:font-style="normal" officeooo:rsid="004295eb" style:font-style-asian="normal" style:font-style-complex="normal"/>
    </style:style>
    <style:style style:name="T53" style:family="text">
      <style:text-properties officeooo:rsid="0066ab2f"/>
    </style:style>
    <style:style style:name="T54" style:family="text">
      <style:text-properties fo:language="en" fo:country="US" officeooo:rsid="0066ab2f"/>
    </style:style>
    <style:style style:name="T55" style:family="text">
      <style:text-properties fo:language="ru" fo:country="RU" officeooo:rsid="0066ab2f"/>
    </style:style>
    <style:style style:name="T56" style:family="text">
      <style:text-properties fo:language="en" fo:country="US"/>
    </style:style>
    <style:style style:name="T57" style:family="text">
      <style:text-properties fo:font-style="normal" officeooo:rsid="0066ab2f" style:font-style-asian="normal" style:font-style-complex="normal"/>
    </style:style>
    <style:style style:name="T58" style:family="text">
      <style:text-properties fo:font-style="normal" officeooo:rsid="004788e2" style:font-style-asian="normal" style:font-style-complex="normal"/>
    </style:style>
    <style:style style:name="T59" style:family="text">
      <style:text-properties fo:font-style="normal" officeooo:rsid="000d7553" style:font-style-asian="normal" style:font-style-complex="normal"/>
    </style:style>
    <style:style style:name="T60" style:family="text">
      <style:text-properties officeooo:rsid="0041df98"/>
    </style:style>
    <style:style style:name="T61" style:family="text">
      <style:text-properties fo:font-style="normal" officeooo:rsid="005b5884" style:font-style-asian="normal" style:font-style-complex="normal"/>
    </style:style>
    <style:style style:name="T62" style:family="text">
      <style:text-properties fo:font-style="normal" officeooo:rsid="000ee720" style:font-style-asian="normal" style:font-style-complex="normal"/>
    </style:style>
    <style:style style:name="T63" style:family="text">
      <style:text-properties fo:font-style="normal" officeooo:rsid="0016b531" style:font-style-asian="normal" style:font-style-complex="normal"/>
    </style:style>
    <style:style style:name="T64" style:family="text">
      <style:text-properties fo:font-style="normal" officeooo:rsid="000e63e1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1">Министерство образования, науки и молодежной политики</text:p>
      <text:p text:style-name="P2">Краснодарского края</text:p>
      <text:p text:style-name="P3">Государственное бюджетное профессиональное образовательное учреждение Краснодарского края «Ейский полипрофильный колледж»</text:p>
      <text:p text:style-name="P4"/>
      <text:p text:style-name="P4"/>
      <text:p text:style-name="P3">Отделение педагогики</text:p>
      <text:p text:style-name="P3">Специальность <text:span text:style-name="T1">09.02.07 Информационные системы и программирование</text:span></text:p>
      <text:p text:style-name="Заголовок_20_2_20_титул"/>
      <text:p text:style-name="P5">Студента И-31 группы</text:p>
      <text:p text:style-name="P6">Сафронова Данила Дмитриевича</text:p>
      <text:p text:style-name="P5"/>
      <text:p text:style-name="P5"><text:span text:style-name="T2">РАЗРАБОТКА МОДУЛЕЙ </text:span>АВТОМАТИЗИРОВАНН<text:span text:style-name="T2">ОЙ </text:span>СИСТЕМ<text:span text:style-name="T2">Ы</text:span> <text:span text:style-name="T3">ДЛЯ ВОЕННОГО КОМИССАРИАТА</text:span></text:p>
      <text:p text:style-name="P7"/>
      <text:p text:style-name="P7"/>
      <text:p text:style-name="P7"><text:span text:style-name="T4">Научный р</text:span><text:span text:style-name="T5">уководитель </text:span><text:span text:style-name="T6">п</text:span><text:span text:style-name="T5">реподаватель специальных дисциплин </text:span></text:p>
      <text:p text:style-name="P8">Фо<text:span text:style-name="T4">мин А. Т.</text:span></text:p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0"/>
      <text:p text:style-name="P10"/>
      <text:p text:style-name="P12"><text:span text:style-name="T4">г. </text:span>Ейск </text:p>
      <text:p text:style-name="P12"><text:span text:style-name="Emphasis"><text:span text:style-name="T7">20</text:span></text:span><text:span text:style-name="Emphasis"><text:span text:style-name="T8">24 г.</text:span>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3">ОГЛАВЛЕНИЕ</text:p>
          </text:index-title>
          <text:p text:style-name="P14"><text:a xlink:type="simple" xlink:href="#__RefHeading___Toc636_3527694714" text:style-name="Index_20_Link" text:visited-style-name="Index_20_Link">ВВЕДЕНИЕ<text:tab/>3</text:a></text:p>
          <text:p text:style-name="P14"><text:a xlink:type="simple" xlink:href="#__RefHeading___Toc1546_3303776979" text:style-name="Index_20_Link" text:visited-style-name="Index_20_Link">ГЛАВА 1 ПРОЕКТИРОВАНИЕ ПРИЛОЖЕНИЯ<text:tab/>4</text:a></text:p>
          <text:p text:style-name="P15"><text:a xlink:type="simple" xlink:href="#__RefHeading___Toc638_3527694714" text:style-name="Index_20_Link" text:visited-style-name="Index_20_Link"><text:span text:style-name="T7">1.1 Описание предметной области</text:span><text:tab/>4</text:a></text:p>
          <text:p text:style-name="P15"><text:a xlink:type="simple" xlink:href="#__RefHeading___Toc640_3527694714" text:style-name="Index_20_Link" text:visited-style-name="Index_20_Link"><text:span text:style-name="T7">1.2 Описание назначения ПС</text:span><text:tab/>4</text:a></text:p>
          <text:p text:style-name="P15"><text:a xlink:type="simple" xlink:href="#__RefHeading___Toc1524_547038729" text:style-name="Index_20_Link" text:visited-style-name="Index_20_Link">1.3 Анализ требований к ПС<text:tab/>5</text:a></text:p>
          <text:p text:style-name="P14"><text:a xlink:type="simple" xlink:href="#__RefHeading___Toc1029_1288856879" text:style-name="Index_20_Link" text:visited-style-name="Index_20_Link">ГЛАВА 2 РАЗРАБОТКА ПРИЛОЖЕНИЯ<text:tab/>6</text:a></text:p>
          <text:p text:style-name="P15"><text:a xlink:type="simple" xlink:href="#__RefHeading___Toc1550_3303776979" text:style-name="Index_20_Link" text:visited-style-name="Index_20_Link">2.1 Разработка программных модулей<text:tab/>6</text:a></text:p>
          <text:p text:style-name="P14"><text:a xlink:type="simple" xlink:href="#__RefHeading___Toc656_3527694714" text:style-name="Index_20_Link" text:visited-style-name="Index_20_Link"><text:span text:style-name="T7">ЗАКЛЮЧЕНИЕ</text:span><text:tab/>7</text:a></text:p>
          <text:p text:style-name="P14"><text:a xlink:type="simple" xlink:href="#__RefHeading___Toc658_3527694714" text:style-name="Index_20_Link" text:visited-style-name="Index_20_Link"><text:span text:style-name="T7">СПИСОК ИСПОЛЬЗОВАННЫХ ИСТОЧНИКОВ</text:span><text:tab/>8</text:a></text:p>
          <text:p text:style-name="P14"><text:a xlink:type="simple" xlink:href="#__RefHeading___Toc677_3527694714" text:style-name="Index_20_Link" text:visited-style-name="Index_20_Link">ПРИЛОЖЕНИЕ <text:span text:style-name="T7">А</text:span><text:tab/>9</text:a></text:p>
        </text:index-body>
      </text:table-of-content>
      <text:p text:style-name="P16"><text:span text:style-name="Emphasis"><text:span text:style-name="T9"/></text:span></text:p>
      <text:h text:style-name="P17" text:outline-level="1"><text:bookmark-start text:name="__RefHeading___Toc636_3527694714"/>ВВЕДЕНИЕ<text:bookmark-end text:name="__RefHeading___Toc636_3527694714"/></text:h>
      <text:p text:style-name="Text_20_body">Тем<text:span text:style-name="T10">ой</text:span> моего проекта <text:span text:style-name="T10">является разработка модулей автоматизированной системы для </text:span><text:span text:style-name="T3">военного комиссариата</text:span></text:p>
      <text:p text:style-name="P18">Актуальность</text:p>
      <text:p text:style-name="P19">Данная тема актуальна из-за того, что в <text:span text:style-name="T3">военном комиссариате </text:span>требуется систематизация данных в простом виде, <text:span text:style-name="T11">чтобы пользователь мог свободно добавлять, удалять, редактировать </text:span><text:span text:style-name="T3">и изменять</text:span><text:span text:style-name="T11"> данные в базе данных</text:span>.</text:p>
      <text:p text:style-name="P20"><text:span text:style-name="T12"><text:tab/>Объект</text:span> – предметная область <text:span text:style-name="T3">военный комиссариат</text:span><text:span text:style-name="T10">.</text:span></text:p>
      <text:p text:style-name="P21"><text:span text:style-name="T12">Предмет</text:span> – <text:span text:style-name="T13">графическое приложение для работы с базой данных</text:span>.</text:p>
      <text:p text:style-name="P22"><text:span text:style-name="T14"><text:tab/>Цель работы</text:span><text:span text:style-name="T15"> – разработка </text:span><text:span text:style-name="T16">модулей информационной системы </text:span><text:span text:style-name="T17">базы данных</text:span><text:span text:style-name="T16"> предметной област</text:span><text:span text:style-name="T17">и </text:span><text:span text:style-name="T18">«военный комиссариат»</text:span><text:span text:style-name="T17">.</text:span></text:p>
      <text:p text:style-name="P22"><text:span text:style-name="T15"><text:tab/></text:span><text:span text:style-name="T19">Задачи:</text:span></text:p>
      <text:p text:style-name="P23"><text:span text:style-name="T12"><text:tab/></text:span><text:span text:style-name="T20">Для достижения поставленной цели курсового проекта необходимо решить следующие задачи:</text:span></text:p>
      <text:list text:style-name="WW8Num21">
        <text:list-item>
          <text:p text:style-name="P24" loext:marker-style-name="T15"><text:span text:style-name="T15">Описание предметной области;</text:span></text:p>
        </text:list-item>
        <text:list-item>
          <text:p text:style-name="P24" loext:marker-style-name="T15"><text:span text:style-name="T15">Описание назначение ПС;</text:span></text:p>
        </text:list-item>
        <text:list-item>
          <text:p text:style-name="P24" loext:marker-style-name="T15"><text:span text:style-name="T15">Анализ требований к ПС;</text:span></text:p>
        </text:list-item>
        <text:list-item>
          <text:p text:style-name="P24" loext:marker-style-name="T15"><text:span text:style-name="T15">Выбор технологии программирования;</text:span></text:p>
        </text:list-item>
        <text:list-item>
          <text:p text:style-name="P24" loext:marker-style-name="T15"><text:span text:style-name="T15">Выбор среды программирования;</text:span></text:p>
        </text:list-item>
        <text:list-item>
          <text:p text:style-name="P25" loext:marker-style-name="T15"><text:span text:style-name="T21">Создание информационной модели данных;</text:span></text:p>
        </text:list-item>
        <text:list-item>
          <text:p text:style-name="P25" loext:marker-style-name="T15"><text:span text:style-name="T15">Разработка </text:span><text:span text:style-name="T22">программных </text:span><text:span text:style-name="T23">модулей</text:span><text:span text:style-name="T15">;</text:span></text:p>
        </text:list-item>
        <text:list-item>
          <text:p text:style-name="P26" loext:marker-style-name="T15"><text:span text:style-name="T15">Интеграция программных модулей;</text:span></text:p>
        </text:list-item>
        <text:list-item>
          <text:p text:style-name="P27" loext:marker-style-name="T15"><text:span text:style-name="T15">Описание интерфейса </text:span><text:span text:style-name="T24">приложения</text:span><text:span text:style-name="T15">;</text:span></text:p>
        </text:list-item>
      </text:list>
      <text:p text:style-name="P28"><text:span text:style-name="Emphasis"><text:span text:style-name="T25">Структура работы: </text:span></text:span><text:span text:style-name="Emphasis"><text:span text:style-name="T26">курсовой проект состоит из введения, двух глав, заключения, списка литературы. В первой главе описаны </text:span></text:span><text:span text:style-name="Emphasis"><text:span text:style-name="T27">данные о проектировании и представлении приложения. </text:span></text:span><text:span text:style-name="Emphasis"><text:span text:style-name="T26"><text:s/>Вторая глава посвящена описанию процесса разработки </text:span></text:span><text:span text:style-name="Emphasis"><text:span text:style-name="T28">приложения по заданной теме</text:span></text:span><text:span text:style-name="Emphasis"><text:span text:style-name="T26">.</text:span></text:span></text:p>
      <text:h text:style-name="P29" text:outline-level="1"><text:bookmark-start text:name="__RefHeading___Toc1546_3303776979"/>ГЛАВА 1 <text:span text:style-name="T2">ПРОЕКТИРОВАНИЕ ПРИЛОЖЕНИЯ</text:span><text:span text:style-name="T29"> </text:span><text:bookmark-end text:name="__RefHeading___Toc1546_3303776979"/></text:h>
      <text:h text:style-name="P30" text:outline-level="2"><text:bookmark-start text:name="__RefHeading___Toc638_3527694714"/><text:span text:style-name="Emphasis"><text:span text:style-name="T30">1.</text:span></text:span><text:span text:style-name="Emphasis"><text:span text:style-name="T31">1</text:span></text:span><text:span text:style-name="Emphasis"><text:span text:style-name="T30"> </text:span></text:span><text:span text:style-name="Emphasis"><text:span text:style-name="T32">Описание предметной </text:span></text:span><text:span text:style-name="T33">области</text:span><text:bookmark-end text:name="__RefHeading___Toc638_3527694714"/></text:h>
      <text:p text:style-name="Text_20_body"><text:span text:style-name="Emphasis"><text:span text:style-name="T34">Военный комиссариат</text:span></text:span><text:span text:style-name="Emphasis"><text:span text:style-name="T35"> - </text:span></text:span><text:span text:style-name="Emphasis"><text:span text:style-name="T7">орган местного военного управления, ответственный за военно-мобилизационную и учётно-призывную работу в Вооружённых Силах </text:span></text:span><text:span text:style-name="Emphasis"><text:span text:style-name="T36">Российской Федерации</text:span></text:span><text:span text:style-name="Emphasis"><text:span text:style-name="T7">. </text:span></text:span></text:p>
      <text:h text:style-name="P31" text:outline-level="2"><text:bookmark-start text:name="__RefHeading___Toc640_3527694714"/><text:span text:style-name="Emphasis"><text:span text:style-name="T37">1.</text:span></text:span><text:span text:style-name="Emphasis"><text:span text:style-name="T38">2</text:span></text:span><text:span text:style-name="Emphasis"><text:span text:style-name="T7"> </text:span></text:span><text:span text:style-name="Emphasis"><text:span text:style-name="T39">Описание назначения ПС</text:span></text:span><text:bookmark-end text:name="__RefHeading___Toc640_3527694714"/></text:h>
      <text:p text:style-name="P32"><text:span text:style-name="Emphasis"><text:span text:style-name="T40">Графическое приложение в </text:span></text:span><text:span text:style-name="Emphasis"><text:span text:style-name="T41">Windows Forms</text:span></text:span><text:span text:style-name="Emphasis"><text:span text:style-name="T42"> </text:span></text:span><text:span text:style-name="Emphasis"><text:span text:style-name="T41">C# </text:span></text:span><text:span text:style-name="Emphasis"><text:span text:style-name="T42">для работы с базой данных, предназначенной для </text:span></text:span><text:span text:style-name="Emphasis"><text:span text:style-name="T43">военного комиссариата</text:span></text:span><text:span text:style-name="Emphasis"><text:span text:style-name="T42">. </text:span></text:span><text:span text:style-name="Emphasis"><text:span text:style-name="T44">База данных </text:span></text:span><text:span text:style-name="Emphasis"><text:span text:style-name="T36">военного комиссариата</text:span></text:span><text:span text:style-name="Emphasis"><text:span text:style-name="T44"> </text:span></text:span><text:span text:style-name="Emphasis"><text:span text:style-name="T45">используется</text:span></text:span><text:span text:style-name="Emphasis"><text:span text:style-name="T44"> для хранения информации и систематизации данных. </text:span></text:span></text:p>
      <text:h text:style-name="P33" text:outline-level="2"><text:bookmark-start text:name="__RefHeading___Toc1524_547038729"/><text:span text:style-name="T46">1.3 </text:span><text:span text:style-name="T47">Анализ требований к ПС</text:span><text:bookmark-end text:name="__RefHeading___Toc1524_547038729"/></text:h>
      <text:p text:style-name="P34"><text:span text:style-name="Emphasis"><text:span text:style-name="T44">Требования для приложения:</text:span></text:span></text:p>
      <text:p text:style-name="P34"><text:span text:style-name="Emphasis"><text:span text:style-name="T48">Минимальная избыточность, непротиворечивость и целостность данных, независимость, возможность ведения ( добавления и удаления) и актуализации (редактирования), высокая производительность.</text:span></text:span></text:p>
      <text:h text:style-name="P35" text:outline-level="2">Вывод по первой главе</text:h>
      <text:p text:style-name="P34"><text:span text:style-name="Emphasis"><text:span text:style-name="T44">Проведенный анализ предметной области </text:span></text:span><text:span text:style-name="Emphasis"><text:span text:style-name="T49">и требований</text:span></text:span><text:span text:style-name="Emphasis"><text:span text:style-name="T44"> к ПС приводит к выводу, что данная задача может быть успешно выполнена. </text:span></text:span></text:p>
      <text:h text:style-name="P36" text:outline-level="1"><text:bookmark-start text:name="__RefHeading___Toc1029_1288856879"/>ГЛАВА 2 РАЗРАБОТКА <text:span text:style-name="T2">ПР</text:span><text:span text:style-name="T50">ИЛОЖЕНИЯ</text:span><text:bookmark-end text:name="__RefHeading___Toc1029_1288856879"/></text:h>
      <text:h text:style-name="Heading_20_2" text:outline-level="2"><text:bookmark-start text:name="__RefHeading___Toc1550_3303776979"/>2.1 <text:span text:style-name="T2">Разработка </text:span><text:span text:style-name="T50">программных </text:span><text:span text:style-name="T51">модулей</text:span> <text:bookmark-end text:name="__RefHeading___Toc1550_3303776979"/></text:h>
      <text:h text:style-name="P36" text:outline-level="1"><text:bookmark-start text:name="__RefHeading___Toc656_3527694714"/><text:span text:style-name="Emphasis"><text:span text:style-name="T7">З</text:span></text:span><text:span text:style-name="Emphasis"><text:span text:style-name="T52">АКЛЮЧЕНИЕ</text:span></text:span><text:bookmark-end text:name="__RefHeading___Toc656_3527694714"/></text:h>
      <text:p text:style-name="P37"><text:tab/>Выполнение курсового проекта было направлено на разработку <text:span text:style-name="T53">графического приложения для работы с базой даных</text:span> для предметной области <text:span text:style-name="T3">военный комиссариат</text:span>, что предполагало осуществление нескольких задач.</text:p>
      <text:p text:style-name="P37"><text:tab/>Для этого было необходимо рассмотреть особенности предметной област<text:span text:style-name="T53">и и её </text:span>провести анализ, обеспечить создание необходимых <text:span text:style-name="T53">компонентов (модулей) для работы</text:span>.</text:p>
      <text:p text:style-name="P37">Все этапы по реализации данных задач были выполнены, и поставленная цель была достигнута.</text:p>
      <text:p text:style-name="P37"><text:tab/>В ходе работы над курсовым проектом применялись знания и умения, полученные в ходе изучения учебных тем, <text:span text:style-name="T53">полученных с лекций по</text:span><text:span text:style-name="T54"> C#</text:span><text:span text:style-name="T55"> работе с базами данных в</text:span><text:span text:style-name="T54"> Windows Forms.</text:span><text:span text:style-name="T56"> </text:span></text:p>
      <text:p text:style-name="P37"><text:tab/>Разработанн<text:span text:style-name="T53">ое приложение</text:span> <text:s/>отражает знания из предметной области, рассмотренной в курсовом проекте. <text:span text:style-name="T53">Приложение</text:span> содержит необходимые объекты, функциональность которых описана в пояснительной записке. <text:s/></text:p>
      <text:p text:style-name="P38"><text:tab/>Таким образом, работа над созданием <text:span text:style-name="T53">графического приложения для работы с базой данных</text:span> предметной области <text:s/><text:span text:style-name="T3">военный комиссариат</text:span> была завершена, что является достижением поставленной цели.</text:p>
      <text:p text:style-name="P38"><text:span text:style-name="Emphasis"><text:span text:style-name="T7">Курсовой проект основывается на условном примере, который не отражает всех особенностей предметной области </text:span></text:span><text:span text:style-name="Emphasis"><text:span text:style-name="T36">военный комиссариат</text:span></text:span><text:span text:style-name="Emphasis"><text:span text:style-name="T7">, поэтому в данной работе мы говорим о разработке </text:span></text:span><text:span text:style-name="Emphasis"><text:span text:style-name="T57">приложения по управлению записями в базе данных</text:span></text:span><text:span text:style-name="Emphasis"><text:span text:style-name="T7">. Однако выполнение данного курсового проекта позволило ознакомиться и научиться применять необходимые инструменты </text:span></text:span><text:span text:style-name="Emphasis"><text:span text:style-name="T57">работы с базами данных</text:span></text:span><text:span text:style-name="Emphasis"><text:span text:style-name="T7">, которые могут быть использованы для реальной предметной области. </text:span></text:span></text:p>
      <text:h text:style-name="P36" text:outline-level="1"><text:bookmark-start text:name="__RefHeading___Toc658_3527694714"/><text:span text:style-name="Emphasis"><text:span text:style-name="T7">С</text:span></text:span><text:span text:style-name="Emphasis"><text:span text:style-name="T52">ПИСОК </text:span></text:span><text:span text:style-name="Emphasis"><text:span text:style-name="T58">ИСПОЛЬЗОВАННЫХ ИСТОЧНИКОВ</text:span></text:span><text:bookmark-end text:name="__RefHeading___Toc658_3527694714"/></text:h>
      <text:list text:style-name="L1">
        <text:list-item>
          <text:p text:style-name="P39"><text:span text:style-name="Emphasis"><text:span text:style-name="T59"/></text:span></text:p>
        </text:list-item>
      </text:list>
      <text:h text:style-name="P36" text:outline-level="1"><text:bookmark-start text:name="__RefHeading___Toc677_3527694714"/>П<text:span text:style-name="T60">РИЛОЖЕНИЕ</text:span><text:span text:style-name="Emphasis"> </text:span><text:span text:style-name="Emphasis"><text:span text:style-name="T7">А</text:span></text:span><text:bookmark-end text:name="__RefHeading___Toc677_3527694714"/></text:h>
      <text:p text:style-name="Text_20_body"><text:span text:style-name="Emphasis"><text:span text:style-name="T61">Листинг 1 - &lt;Файл или класс&gt;</text:span></text:span></text:p>
      <text:p text:style-name="P40"><text:bookmark-start text:name="__RefHeading___Toc679_3527694714"/><text:span text:style-name="Emphasis"><text:span text:style-name="T7">П</text:span></text:span><text:span text:style-name="Emphasis"><text:span text:style-name="T62">р</text:span></text:span><text:span text:style-name="Emphasis"><text:span text:style-name="T7">иложение </text:span></text:span><text:span text:style-name="Emphasis"><text:span text:style-name="T63">Б</text:span></text:span><text:bookmark-end text:name="__RefHeading___Toc679_3527694714"/></text:p>
      <text:p text:style-name="P41"><text:span text:style-name="Emphasis"><text:span text:style-name="T64">&lt;Может включать схемы, диаграммы&gt;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Курсив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loext:graphic-properties draw:fill="none" draw:fill-color="#729fcf"/>
      <style:paragraph-properties fo:margin-left="0cm" fo:margin-right="0cm" fo:margin-top="0cm" fo:margin-bottom="0cm" style:contextual-spacing="true" fo:line-height="150%" fo:text-indent="0cm" style:auto-text-indent="false" style:page-number="auto" fo:background-color="transparent"/>
      <style:text-properties fo:font-style="normal" style:font-size-asian="10.5pt" style:font-style-asian="normal" style:font-style-complex="normal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left="0cm" fo:margin-right="0cm" fo:margin-top="0cm" fo:margin-bottom="1cm" style:contextual-spacing="true" fo:line-height="100%" fo:text-align="center" style:justify-single-word="false" style:register-true="false" fo:text-indent="0cm" style:auto-text-indent="false" style:page-number="auto" fo:break-before="page" fo:background-color="transparent" fo:keep-with-next="always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cm" fo:margin-bottom="1cm" style:contextual-spacing="true" fo:line-height="100%" fo:text-align="start" style:justify-single-word="false" fo:text-indent="0cm" style:auto-text-indent="false"/>
      <style:text-properties style:font-name="PT Astra Serif1" fo:font-family="'PT Astra Serif'" style:font-style-name="Жирный" style:font-family-generic="roman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auto-update="true" style:class="index">
      <style:paragraph-properties fo:margin-left="0cm" fo:margin-right="0cm" fo:line-height="150%" fo:text-align="center" style:justify-single-word="false" fo:text-indent="0cm" style:auto-text-indent="false" text:number-lines="false" text:line-number="0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2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auto-update="true" style:class="extra">
      <style:text-properties fo:font-size="14pt" fo:font-style="normal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 style:master-page-name="">
      <loext:graphic-properties draw:fill="none" draw:fill-color="#729fcf"/>
      <style:paragraph-properties fo:margin-left="0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Заголовок_20_2_20_титул" style:display-name="Заголовок 2 титул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auto-update="true" style:class="extra">
      <style:paragraph-properties fo:margin-top="0.199cm" fo:margin-bottom="0.21cm" style:contextual-spacing="false" fo:text-align="center" style:justify-single-word="false"/>
      <style:text-properties fo:font-size="14pt"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2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бычный" style:family="paragraph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2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21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21z1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21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21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21z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21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21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Без_20_имени1" style:display-name="Без имени1" style:page-layout-name="Mpm5" draw:style-name="Mdp1"/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Index" style:page-layout-name="Mpm9" draw:style-name="Mdp1"/>
    <style:master-page style:name="HTML" style:page-layout-name="Mpm10" draw:style-name="Mdp1"/>
    <style:master-page style:name="Landscape" style:page-layout-name="Mpm1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0:24:35.877000000</meta:creation-date>
    <meta:editing-duration>PT23M31S</meta:editing-duration>
    <meta:editing-cycles>12</meta:editing-cycles>
    <meta:generator>LibreOffice/24.8.2.1$Windows_X86_64 LibreOffice_project/0f794b6e29741098670a3b95d60478a65d05ef13</meta:generator>
    <dc:title>Реферат ГОСТ</dc:title>
    <dc:date>2024-11-08T12:14:14.008000000</dc:date>
    <meta:document-statistic meta:table-count="0" meta:image-count="0" meta:object-count="0" meta:page-count="9" meta:paragraph-count="69" meta:word-count="555" meta:character-count="4403" meta:non-whitespace-character-count="3900"/>
  </office:meta>
</office:document-meta>
</file>